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0mm" fo:margin-right="10mm" fo:text-indent="0mm" style:auto-text-indent="false"/>
    </style:style>
    <style:style style:name="P3" style:family="paragraph" style:parent-style-name="Text_20_body">
      <style:text-properties officeooo:paragraph-rsid="001e779a"/>
    </style:style>
    <style:style style:name="P4" style:family="paragraph" style:parent-style-name="Preformatted_20_Text">
      <style:text-properties officeooo:paragraph-rsid="001e779a"/>
    </style:style>
    <style:style style:name="P5" style:family="paragraph" style:parent-style-name="List_20_Contents">
      <style:text-properties officeooo:paragraph-rsid="001e779a"/>
    </style:style>
    <style:style style:name="P6" style:family="paragraph" style:parent-style-name="Heading_20_3">
      <style:text-properties officeooo:paragraph-rsid="001e779a"/>
    </style:style>
    <style:style style:name="P7" style:family="paragraph" style:parent-style-name="Contents_20_1">
      <style:paragraph-properties>
        <style:tab-stops>
          <style:tab-stop style:position="170mm" style:type="right" style:leader-style="dotted" style:leader-text="."/>
        </style:tab-stops>
      </style:paragraph-properties>
    </style:style>
    <style:style style:name="P8"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style:text-position="super 58%"/>
    </style:style>
    <style:style style:name="T2" style:family="text">
      <style:text-properties officeooo:rsid="001e779a"/>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0 Introduction<text:tab/>3</text:p>
          <text:p text:style-name="P8"><text:s/>0.1 Language basics<text:tab/>3</text:p>
          <text:p text:style-name="P8"><text:s/>0.2 Notation Conventions<text:tab/>3</text:p>
          <text:p text:style-name="P7"><text:s/>1 SET instruction<text:tab/>5</text:p>
          <text:p text:style-name="P8"><text:s/>1.1 Definition<text:tab/>5</text:p>
          <text:p text:style-name="P8"><text:s/>1.2 Examples<text:tab/>7</text:p>
          <text:p text:style-name="P7"><text:s/>2 MAP class<text:tab/>8</text:p>
          <text:p text:style-name="P8"><text:s/>2.1 Constructors<text:tab/>8</text:p>
          <text:p text:style-name="P8"><text:s/>2.2 Display modes<text:tab/>8</text:p>
          <text:p text:style-name="P8"><text:s/>2.3 Examples<text:tab/>8</text:p>
          <text:p text:style-name="P7"><text:s/>3 TASK class<text:tab/>9</text:p>
          <text:p text:style-name="P8"><text:s/>3.1 Constructors<text:tab/>9</text:p>
          <text:p text:style-name="P8"><text:s/>3.2 Examples<text:tab/>10</text:p>
          <text:p text:style-name="P7"><text:s/>4 AREA class<text:tab/>11</text:p>
          <text:p text:style-name="P8"><text:s/>4.1 Constructors<text:tab/>11</text:p>
          <text:p text:style-name="P8"><text:s/>4.2 Display modes<text:tab/>11</text:p>
          <text:p text:style-name="P8"><text:s/>4.3 Examples<text:tab/>11</text:p>
          <text:p text:style-name="P7"><text:s/>5 FILTER class<text:tab/>12</text:p>
          <text:p text:style-name="P8"><text:s/>5.1 Constructors<text:tab/>12</text:p>
          <text:p text:style-name="P8"><text:s/>5.2 Examples<text:tab/>13</text:p>
          <text:p text:style-name="P7"><text:s/>6 POINT class<text:tab/>14</text:p>
          <text:p text:style-name="P8"><text:s/>6.1 Static point (S) constructors<text:tab/>14</text:p>
          <text:p text:style-name="P8"><text:s/>6.2 Point from a list (L) constructors<text:tab/>14</text:p>
          <text:p text:style-name="P8"><text:s/>6.3 Logger mark (M) constructors<text:tab/>15</text:p>
          <text:p text:style-name="P8"><text:s/>6.4 Track point (T) constructors<text:tab/>15</text:p>
          <text:p text:style-name="P8"><text:s/>6.5 Display modes<text:tab/>17</text:p>
          <text:p text:style-name="P8"><text:s/>6.6 Examples<text:tab/>18</text:p>
          <text:p text:style-name="P7"><text:s/>7 RESULT class<text:tab/>19</text:p>
          <text:p text:style-name="P8"><text:s/>7.1 Constructors<text:tab/>19</text:p>
          <text:p text:style-name="P8"><text:s/>7.2 Examples<text:tab/>20</text:p>
          <text:p text:style-name="P7"><text:s/>8 RESULT class<text:tab/>21</text:p>
          <text:p text:style-name="P8"><text:s/>8.1 Constructors<text:tab/>21</text:p>
          <text:p text:style-name="P7"><text:s/>9 Full task examples<text:tab/>22</text:p>
          <text:p text:style-name="P8"><text:s/>9.1 Judge Declared Goal (nearest track point)<text:tab/>22</text:p>
          <text:p text:style-name="P8"><text:s/>9.2 Hesitation Waltz (logger marker drop)<text:tab/>22</text:p>
          <text:p text:style-name="P8"><text:s/>9.3 Gordon Bennett Memorial (logger marker drop)<text:tab/>22</text:p>
          <text:p text:style-name="P8"><text:s/>9.4 Maximum Distance Double Drop (first in / last out)<text:tab/>23</text:p>
          <text:p text:style-name="P7"><text:soft-page-break/><text:s/>10 Bugs and ideas<text:tab/>24</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P6" text:outline-level="3">Key LOGFILE: log file</text:h>
      <text:p text:style-name="P4">set LOGFILE = &lt;filename&gt;</text:p>
      <text:p text:style-name="P3">Sets the file where to log all scripting operations</text:p>
      <text:p text:style-name="P5">&lt;filename&gt; is the name of the log file</text:p>
      <text:h text:style-name="P6" text:outline-level="3">Key <text:span text:style-name="T2">ALTITUDECORRECTIONSFILE</text:span>: <text:span text:style-name="T2">logger altitude corrections file</text:span></text:h>
      <text:p text:style-name="P4">set <text:span text:style-name="T2">ALTITUDECORRECTIONSFILE</text:span> = &lt;filename&gt;</text:p>
      <text:p text:style-name="P3">Sets the file <text:span text:style-name="T2">with the logger altitude corrections</text:span></text:p>
      <text:p text:style-name="P5">&lt;filename&gt; is the name of the file</text:p>
      <text:h text:style-name="P6"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text:soft-page-break/>&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text:soft-page-break/>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MAX: maximum distance</text:h>
      <text:p text:style-name="Preformatted_20_Text">DMAX(&lt;pointNameA&gt;, &lt;pointNameB&gt;, &lt;distance&gt;)</text:p>
      <text:p text:style-name="Text_20_body">Applies a result penalty if the 2D distance between point A and point B is greater than the specified distance.</text:p>
      <text:p text:style-name="Text_20_body">//TODO: check the value of the applied penalty (2 x infringement?)</text:p>
      <text:h text:style-name="Heading_20_3" text:outline-level="3">Type DMIN: minimum distance</text:h>
      <text:p text:style-name="Preformatted_20_Text">DMIN(&lt;pointNameA&gt;, &lt;pointNameB&gt;, &lt;distance&gt;)</text:p>
      <text:p text:style-name="Text_20_body">Applies a result penalty if the 2D distance between point A and point B is lesser than the specified distance.</text:p>
      <text:p text:style-name="Text_20_body">//TODO: check the value of the applied penalty (2 x infringement?)</text:p>
      <text:h text:style-name="Heading_20_3" text:outline-level="3">Type BPZ: blue PZ</text:h>
      <text:p text:style-name="Preformatted_20_Text">BPZ(&lt;Area&gt;)</text:p>
      <text:p text:style-name="Text_20_body">Applies a BPZ penalty if the track is inside the given area.</text:p>
      <text:p text:style-name="Text_20_body">//TODO: explain better</text:p>
      <text:h text:style-name="Heading_20_3" text:outline-level="3">Type VSMAX: maximum vertical speed</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1.99mm" fo:margin-bottom="1.5m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4mm" fo:margin-bottom="1.5m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0mm" fo:margin-right="10mm" fo:margin-top="1.5mm" fo:margin-bottom="2.5mm" fo:text-indent="0m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6-27T14:40:01</dc:date>
    <meta:editing-duration>PT21H19M56S</meta:editing-duration>
    <meta:editing-cycles>132</meta:editing-cycles>
    <meta:generator>OpenOffice.org/3.2$Linux OpenOffice.org_project/320m19$Build-9505</meta:generator>
    <dc:creator>Toni </dc:creator>
    <meta:document-statistic meta:table-count="0" meta:image-count="0" meta:object-count="0" meta:page-count="24" meta:paragraph-count="445" meta:word-count="3148" meta:character-count="20606"/>
  </office:meta>
</office:document-meta>
</file>